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/>
    </style:style>
    <style:style style:name="T1" style:family="text">
      <style:text-properties fo:language="de" fo:country="DE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УДК </text:p>
      <text:p text:style-name="P2">Григорьев С.В.(4 курс, каф Системного программирования, СПбГУ),</text:p>
      <text:p text:style-name="P2">Лукичёв А.С.()</text:p>
      <text:p text:style-name="P2"/>
      <text:p text:style-name="P3">GLR-АНАЛИЗАТОР ДЛЯ ПЛАТФОРМЫ .<text:span text:style-name="T1">NET</text:span>. </text:p>
      <text:p text:style-name="P3"/>
      <text:p text:style-name="P4"><text:tab/>Целью работы является изучение нового языка программирования для платформы .<text:span text:style-name="T1">NET</text:span> <text:span text:style-name="T1">F</text:span><text:span text:style-name="T2"># </text:span>и разработка инструмента для генерации стнтаксических анализаторов..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05T17:55:33.37</dc:date>
    <dc:creator>Semen Grigorev</dc:creator>
    <meta:generator>OpenOffice.org/3.0$Win32 OpenOffice.org_project/300m15$Build-9379</meta:generator>
    <meta:editing-duration>PT03H26M12S</meta:editing-duration>
    <meta:editing-cycles>8</meta:editing-cycles>
    <meta:document-statistic meta:table-count="0" meta:image-count="0" meta:object-count="0" meta:page-count="1" meta:paragraph-count="5" meta:word-count="32" meta:character-count="269"/>
    <meta:user-defined meta:name="Поле 1"/>
    <meta:user-defined meta:name="Поле 2"/>
    <meta:user-defined meta:name="Поле 3"/>
    <meta:user-defined meta:name="Поле 4"/>
  </office:meta>
</office:document-meta>
</file>